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T1" style:family="text">
      <style:text-properties fo:color="#6666ff"/>
    </style:style>
    <style:style style:name="T2" style:family="text">
      <style:text-properties fo:color="#0000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Электромашины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Электромашины».</text:p>
            <text:p text:style-name="P2">Примечание: блоки данной библиотеки содержат в себе модели некоторых электромеханических устройств, записанные во входо-выходных отношениях. Данные блоки не предназначены для совместной работы с блоками библиотеки <text:span text:style-name="T2">Сети переменного тока</text:span> и <text:span text:style-name="T2">Электроника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лектромашины</dc:title>
    <dc:date>2014-12-26T11:54:54.51</dc:date>
    <meta:generator>OpenOffice/4.1.1$Win32 OpenOffice.org_project/411m6$Build-9775</meta:generator>
    <meta:editing-duration>PT4H42M45S</meta:editing-duration>
    <meta:editing-cycles>137</meta:editing-cycles>
    <meta:document-statistic meta:table-count="1" meta:image-count="0" meta:object-count="0" meta:page-count="1" meta:paragraph-count="3" meta:word-count="38" meta:character-count="327"/>
    <meta:user-defined meta:name="Поле 1"/>
    <meta:user-defined meta:name="Поле 2"/>
    <meta:user-defined meta:name="Поле 3"/>
    <meta:user-defined meta:name="Поле 4"/>
  </office:meta>
</office:document-meta>
</file>